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1-24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9-18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6-09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3-07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0-23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6-27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2-15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0-11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6-21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544" calcext:value-type="float">
            <text:p>30.6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2-0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544" calcext:value-type="float">
            <text:p>30.6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544" calcext:value-type="float">
            <text:p>30.6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544" calcext:value-type="float">
            <text:p>30.6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544" calcext:value-type="float">
            <text:p>30.6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544" calcext:value-type="float">
            <text:p>30.6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5072" calcext:value-type="float">
            <text:p>30.6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5072" calcext:value-type="float">
            <text:p>30.6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5072" calcext:value-type="float">
            <text:p>30.6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0-05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5072" calcext:value-type="float">
            <text:p>30.6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5072" calcext:value-type="float">
            <text:p>30.6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5072" calcext:value-type="float">
            <text:p>30.6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6-28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2984" calcext:value-type="float">
            <text:p>30.7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2984" calcext:value-type="float">
            <text:p>30.7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2984" calcext:value-type="float">
            <text:p>30.7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2-18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0-20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6-16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2064" calcext:value-type="float">
            <text:p>30.9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352" calcext:value-type="float">
            <text:p>31.0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352" calcext:value-type="float">
            <text:p>31.0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352" calcext:value-type="float">
            <text:p>31.0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2064" calcext:value-type="float">
            <text:p>30.9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352" calcext:value-type="float">
            <text:p>31.0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2064" calcext:value-type="float">
            <text:p>30.9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784" calcext:value-type="float">
            <text:p>31.0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2-10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0247272727" calcext:value-type="float">
            <text:p>31.232024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6342068966" calcext:value-type="float">
            <text:p>31.205634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4608" calcext:value-type="float">
            <text:p>31.22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33067586207" calcext:value-type="float">
            <text:p>31.213306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70496" calcext:value-type="float">
            <text:p>31.20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15632" calcext:value-type="float">
            <text:p>31.20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13249655172" calcext:value-type="float">
            <text:p>31.201324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0064" calcext:value-type="float">
            <text:p>31.21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4012137931" calcext:value-type="float">
            <text:p>31.234012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9112" calcext:value-type="float">
            <text:p>31.2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6145714286" calcext:value-type="float">
            <text:p>31.26061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18704" calcext:value-type="float">
            <text:p>31.27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82694193548" calcext:value-type="float">
            <text:p>31.30826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35848" calcext:value-type="float">
            <text:p>31.32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2913548387" calcext:value-type="float">
            <text:p>31.33629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4456" calcext:value-type="float">
            <text:p>31.32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57708387097" calcext:value-type="float">
            <text:p>31.32577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65574193548" calcext:value-type="float">
            <text:p>31.3265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35848" calcext:value-type="float">
            <text:p>31.32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5909677419" calcext:value-type="float">
            <text:p>31.3245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8868" calcext:value-type="float">
            <text:p>31.32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58980645161" calcext:value-type="float">
            <text:p>31.3358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16982857143" calcext:value-type="float">
            <text:p>31.33169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4376774194" calcext:value-type="float">
            <text:p>31.33943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17193548387" calcext:value-type="float">
            <text:p>31.3317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28736" calcext:value-type="float">
            <text:p>31.32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55741935484" calcext:value-type="float">
            <text:p>31.3255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8096" calcext:value-type="float">
            <text:p>31.31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44348387097" calcext:value-type="float">
            <text:p>31.3044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82694193548" calcext:value-type="float">
            <text:p>31.30826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79455483871" calcext:value-type="float">
            <text:p>31.2979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2592" calcext:value-type="float">
            <text:p>31.30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3700645161" calcext:value-type="float">
            <text:p>31.30237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19802857143" calcext:value-type="float">
            <text:p>31.30198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78761290323" calcext:value-type="float">
            <text:p>31.3078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7442580645" calcext:value-type="float">
            <text:p>31.30974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8076" calcext:value-type="float">
            <text:p>31.302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5690322581" calcext:value-type="float">
            <text:p>31.2965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83296" calcext:value-type="float">
            <text:p>31.28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29021935484" calcext:value-type="float">
            <text:p>31.28290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34921290323" calcext:value-type="float">
            <text:p>31.28349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31988" calcext:value-type="float">
            <text:p>31.283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4296774193" calcext:value-type="float">
            <text:p>31.27542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34528" calcext:value-type="float">
            <text:p>31.28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16529032258" calcext:value-type="float">
            <text:p>31.2916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30935714286" calcext:value-type="float">
            <text:p>31.283093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66384516129" calcext:value-type="float">
            <text:p>31.2866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84747096774" calcext:value-type="float">
            <text:p>31.32847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47456" calcext:value-type="float">
            <text:p>31.31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983225806" calcext:value-type="float">
            <text:p>31.31829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78952" calcext:value-type="float">
            <text:p>31.31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3463225806" calcext:value-type="float">
            <text:p>31.32134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69998709677" calcext:value-type="float">
            <text:p>31.32699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57184" calcext:value-type="float">
            <text:p>31.32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80322580645" calcext:value-type="float">
            <text:p>31.328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0336" calcext:value-type="float">
            <text:p>31.33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05683870968" calcext:value-type="float">
            <text:p>31.3405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08871724138" calcext:value-type="float">
            <text:p>31.350887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23179354839" calcext:value-type="float">
            <text:p>31.35231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47238709677" calcext:value-type="float">
            <text:p>31.4047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3704" calcext:value-type="float">
            <text:p>31.4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2993548387" calcext:value-type="float">
            <text:p>31.4002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6936" calcext:value-type="float">
            <text:p>31.40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00332903226" calcext:value-type="float">
            <text:p>31.41003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67683870968" calcext:value-type="float">
            <text:p>31.4167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4228" calcext:value-type="float">
            <text:p>31.424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18117419355" calcext:value-type="float">
            <text:p>31.43181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4692" calcext:value-type="float">
            <text:p>31.44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45734193548" calcext:value-type="float">
            <text:p>31.45457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24357142857" calcext:value-type="float">
            <text:p>31.46243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80436129032" calcext:value-type="float">
            <text:p>31.46804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45648" calcext:value-type="float">
            <text:p>31.54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0551724138" calcext:value-type="float">
            <text:p>31.55205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35056" calcext:value-type="float">
            <text:p>31.55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04786206897" calcext:value-type="float">
            <text:p>31.55047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70108" calcext:value-type="float">
            <text:p>31.557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37984615385" calcext:value-type="float">
            <text:p>31.56379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55983448276" calcext:value-type="float">
            <text:p>31.575598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7712" calcext:value-type="float">
            <text:p>31.59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63936551724" calcext:value-type="float">
            <text:p>31.606393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05419354839" calcext:value-type="float">
            <text:p>31.620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08228571429" calcext:value-type="float">
            <text:p>31.6208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0421935484" calcext:value-type="float">
            <text:p>31.64104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26701935484" calcext:value-type="float">
            <text:p>31.71267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1712" calcext:value-type="float">
            <text:p>31.7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1369032258" calcext:value-type="float">
            <text:p>31.73513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68936" calcext:value-type="float">
            <text:p>31.73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2867096774" calcext:value-type="float">
            <text:p>31.72928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56082580645" calcext:value-type="float">
            <text:p>31.74560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36576" calcext:value-type="float">
            <text:p>31.75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96192258064" calcext:value-type="float">
            <text:p>31.759619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93618064516" calcext:value-type="float">
            <text:p>31.78936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77701428571" calcext:value-type="float">
            <text:p>31.797770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97145806452" calcext:value-type="float">
            <text:p>31.80971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2980645161" calcext:value-type="float">
            <text:p>31.8692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8336" calcext:value-type="float">
            <text:p>31.8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3176774194" calcext:value-type="float">
            <text:p>31.90331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75384" calcext:value-type="float">
            <text:p>31.91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90492903226" calcext:value-type="float">
            <text:p>31.91904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20972903226" calcext:value-type="float">
            <text:p>31.92209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36852" calcext:value-type="float">
            <text:p>31.923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22736774194" calcext:value-type="float">
            <text:p>31.93227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41144" calcext:value-type="float">
            <text:p>31.95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00498064516" calcext:value-type="float">
            <text:p>31.96004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13128275862" calcext:value-type="float">
            <text:p>31.971312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84650322581" calcext:value-type="float">
            <text:p>31.98846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4469677419" calcext:value-type="float">
            <text:p>32.07744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73628" calcext:value-type="float">
            <text:p>32.087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45550967742" calcext:value-type="float">
            <text:p>32.09455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3384" calcext:value-type="float">
            <text:p>32.09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92762758621" calcext:value-type="float">
            <text:p>32.099276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811612903" calcext:value-type="float">
            <text:p>32.10768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70808" calcext:value-type="float">
            <text:p>32.11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1334193548" calcext:value-type="float">
            <text:p>32.12513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02964" calcext:value-type="float">
            <text:p>32.140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80425806452" calcext:value-type="float">
            <text:p>32.1480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1822857143" calcext:value-type="float">
            <text:p>32.15618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7886451613" calcext:value-type="float">
            <text:p>32.16878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956" calcext:value-type="float">
            <text:p>32.15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5744516129" calcext:value-type="float">
            <text:p>32.155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32072" calcext:value-type="float">
            <text:p>32.16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4503225807" calcext:value-type="float">
            <text:p>32.1534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15127741935" calcext:value-type="float">
            <text:p>32.161512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50792" calcext:value-type="float">
            <text:p>32.15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83375483871" calcext:value-type="float">
            <text:p>32.1483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15588" calcext:value-type="float">
            <text:p>32.131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772516129" calcext:value-type="float">
            <text:p>32.12577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0511428571" calcext:value-type="float">
            <text:p>32.14105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90171612903" calcext:value-type="float">
            <text:p>32.12901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8944" calcext:value-type="float">
            <text:p>32.09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838" calcext:value-type="float">
            <text:p>32.104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6823225806" calcext:value-type="float">
            <text:p>32.10468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1832" calcext:value-type="float">
            <text:p>32.09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5932903226" calcext:value-type="float">
            <text:p>32.08059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6650322581" calcext:value-type="float">
            <text:p>32.06466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562" calcext:value-type="float">
            <text:p>32.05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3288516129" calcext:value-type="float">
            <text:p>32.06328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31312" calcext:value-type="float">
            <text:p>32.06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4730322581" calcext:value-type="float">
            <text:p>32.05247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98981428571" calcext:value-type="float">
            <text:p>32.059898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33087741936" calcext:value-type="float">
            <text:p>32.05330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6379354839" calcext:value-type="float">
            <text:p>32.00763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90216" calcext:value-type="float">
            <text:p>31.99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84447741936" calcext:value-type="float">
            <text:p>31.99844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0792" calcext:value-type="float">
            <text:p>31.9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20451612903" calcext:value-type="float">
            <text:p>31.9720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56541935484" calcext:value-type="float">
            <text:p>31.9656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37664" calcext:value-type="float">
            <text:p>31.96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4321290323" calcext:value-type="float">
            <text:p>31.94643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55292" calcext:value-type="float">
            <text:p>31.94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6264516129" calcext:value-type="float">
            <text:p>31.9526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71914285714" calcext:value-type="float">
            <text:p>31.9571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8468" calcext:value-type="float">
            <text:p>31.93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14968888889" calcext:value-type="float">
            <text:p>31.901496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9324137931" calcext:value-type="float">
            <text:p>31.90993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8991483871" calcext:value-type="float">
            <text:p>31.89899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9597241379" calcext:value-type="float">
            <text:p>31.891959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37564" calcext:value-type="float">
            <text:p>31.883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00912" calcext:value-type="float">
            <text:p>31.87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14271724138" calcext:value-type="float">
            <text:p>31.861427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38122580645" calcext:value-type="float">
            <text:p>31.8538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77111724138" calcext:value-type="float">
            <text:p>31.847711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2798571429" calcext:value-type="float">
            <text:p>31.848279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0580645161" calcext:value-type="float">
            <text:p>31.8540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28270909091" calcext:value-type="float">
            <text:p>31.832827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1188571429" calcext:value-type="float">
            <text:p>31.83011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3045454545" calcext:value-type="float">
            <text:p>31.80830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80422857143" calcext:value-type="float">
            <text:p>31.79804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2296" calcext:value-type="float">
            <text:p>31.8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8392" calcext:value-type="float">
            <text:p>31.8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2296" calcext:value-type="float">
            <text:p>31.8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0424" calcext:value-type="float">
            <text:p>31.8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130100531202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5184" calcext:value-type="float">
            <text:p>31.8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724" meta:object-count="0"/>
    <meta:user-defined meta:name="AppVersion">3.0</meta:user-defined>
  </office:meta>
</office:document-meta>
</file>